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Le-179">
            <text:p>Le-179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250.0">
            <text:p>4250.0</text:p>
          </table:table-cell>
          <table:table-cell office:value-type="float" office:value="132.51">
            <text:p>132.5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Dibner1965,FormanEtal2004,BaranskayaEtal2018">
            <text:p>Dibner1965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">
            <text:p>Zemlya_Georga-1</text:p>
          </table:table-cell>
          <table:table-cell office:value-type="float" office:value="80.79">
            <text:p>80.79</text:p>
          </table:table-cell>
          <table:table-cell office:value-type="float" office:value="47.72">
            <text:p>47.72</text:p>
          </table:table-cell>
          <table:table-cell office:value-type="float" office:value="4632.99">
            <text:p>4632.99</text:p>
          </table:table-cell>
          <table:table-cell office:value-type="float" office:value="81.42">
            <text:p>81.4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LU-5147">
            <text:p>LU-5147</text:p>
          </table:table-cell>
          <table:table-cell office:value-type="float" office:value="80.15">
            <text:p>80.15</text:p>
          </table:table-cell>
          <table:table-cell office:value-type="float" office:value="48.84">
            <text:p>48.84</text:p>
          </table:table-cell>
          <table:table-cell office:value-type="float" office:value="8653.24">
            <text:p>8653.24</text:p>
          </table:table-cell>
          <table:table-cell office:value-type="float" office:value="145.02">
            <text:p>145.02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0">
            <text:p>Zemlya_Georga-10</text:p>
          </table:table-cell>
          <table:table-cell office:value-type="float" office:value="80.79">
            <text:p>80.79</text:p>
          </table:table-cell>
          <table:table-cell office:value-type="float" office:value="47.76">
            <text:p>47.76</text:p>
          </table:table-cell>
          <table:table-cell office:value-type="float" office:value="4552.99">
            <text:p>4552.99</text:p>
          </table:table-cell>
          <table:table-cell office:value-type="float" office:value="87.92">
            <text:p>87.9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8">
            <text:p>Zemlya_Georga-8</text:p>
          </table:table-cell>
          <table:table-cell office:value-type="float" office:value="80.79">
            <text:p>80.79</text:p>
          </table:table-cell>
          <table:table-cell office:value-type="float" office:value="47.7">
            <text:p>47.7</text:p>
          </table:table-cell>
          <table:table-cell office:value-type="float" office:value="4282.99">
            <text:p>4282.99</text:p>
          </table:table-cell>
          <table:table-cell office:value-type="float" office:value="110.59">
            <text:p>110.59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7">
            <text:p>Zemlya_Georga-7</text:p>
          </table:table-cell>
          <table:table-cell office:value-type="float" office:value="80.79">
            <text:p>80.79</text:p>
          </table:table-cell>
          <table:table-cell office:value-type="float" office:value="47.71">
            <text:p>47.71</text:p>
          </table:table-cell>
          <table:table-cell office:value-type="float" office:value="6792.99">
            <text:p>6792.99</text:p>
          </table:table-cell>
          <table:table-cell office:value-type="float" office:value="95.03">
            <text:p>95.0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6">
            <text:p>Zemlya_Georga-6</text:p>
          </table:table-cell>
          <table:table-cell office:value-type="float" office:value="80.78">
            <text:p>80.78</text:p>
          </table:table-cell>
          <table:table-cell office:value-type="float" office:value="47.72">
            <text:p>47.72</text:p>
          </table:table-cell>
          <table:table-cell office:value-type="float" office:value="3032.99">
            <text:p>3032.99</text:p>
          </table:table-cell>
          <table:table-cell office:value-type="float" office:value="84.59">
            <text:p>84.59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6586">
            <text:p>AA-16586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6300.0">
            <text:p>6300.0</text:p>
          </table:table-cell>
          <table:table-cell office:value-type="float" office:value="65.0">
            <text:p>65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4625">
            <text:p>2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5">
            <text:p>Zemlya_Georga-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3000.0">
            <text:p>3000.0</text:p>
          </table:table-cell>
          <table:table-cell office:value-type="float" office:value="111.73">
            <text:p>111.7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5679">
            <text:p>AA-15679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4435.0">
            <text:p>4435.0</text:p>
          </table:table-cell>
          <table:table-cell office:value-type="float" office:value="70.0">
            <text:p>7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0.4625">
            <text:p>2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3">
            <text:p>Zemlya_Georga-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760.0">
            <text:p>6760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2482">
            <text:p>AA-12482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5475.0">
            <text:p>5475.0</text:p>
          </table:table-cell>
          <table:table-cell office:value-type="float" office:value="70.0">
            <text:p>70.0</text:p>
          </table:table-cell>
          <table:table-cell office:value-type="string" office:value="Paired Mya tnuncata from glacial marine silt">
            <text:p>Paired Mya tnuncata from glacial marine sil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2">
            <text:p>Zemlya_Georga-2</text:p>
          </table:table-cell>
          <table:table-cell office:value-type="float" office:value="80.79">
            <text:p>80.79</text:p>
          </table:table-cell>
          <table:table-cell office:value-type="float" office:value="47.68">
            <text:p>47.68</text:p>
          </table:table-cell>
          <table:table-cell office:value-type="float" office:value="5592.99">
            <text:p>5592.99</text:p>
          </table:table-cell>
          <table:table-cell office:value-type="float" office:value="81.42">
            <text:p>81.4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1">
            <text:p>Zemlya_Georga-11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600.0">
            <text:p>4600.0</text:p>
          </table:table-cell>
          <table:table-cell office:value-type="float" office:value="109.35">
            <text:p>109.35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9">
            <text:p>Zemlya_Georga-9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520.0">
            <text:p>4520.0</text:p>
          </table:table-cell>
          <table:table-cell office:value-type="float" office:value="114.27">
            <text:p>114.27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U-Th">
            <text:p>U-Th</text:p>
          </table:table-cell>
          <table:table-cell office:value-type="string" office:value="Zemlya_Georga-4">
            <text:p>Zemlya_Georga-4</text:p>
          </table:table-cell>
          <table:table-cell office:value-type="float" office:value="80.15">
            <text:p>80.15</text:p>
          </table:table-cell>
          <table:table-cell office:value-type="float" office:value="48.84">
            <text:p>48.84</text:p>
          </table:table-cell>
          <table:table-cell office:value-type="float" office:value="11500.0">
            <text:p>11500.0</text:p>
          </table:table-cell>
          <table:table-cell office:value-type="float" office:value="1500.0">
            <text:p>15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570">
            <text:p>GX-19570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2205.0">
            <text:p>2205.0</text:p>
          </table:table-cell>
          <table:table-cell office:value-type="float" office:value="110.0">
            <text:p>110.0</text:p>
          </table:table-cell>
          <table:table-cell office:value-type="string" office:value="1.5-m long log embedded into raised beach">
            <text:p>1.5-m long log embedded into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Mo-355">
            <text:p>Mo-35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5940.0">
            <text:p>5940.0</text:p>
          </table:table-cell>
          <table:table-cell office:value-type="float" office:value="273.28">
            <text:p>273.28</text:p>
          </table:table-cell>
          <table:table-cell office:value-type="string" office:value="Algae peat">
            <text:p>Algae pea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5.9625">
            <text:p>15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7209G">
            <text:p>GX-17209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9660.0">
            <text:p>9660.0</text:p>
          </table:table-cell>
          <table:table-cell office:value-type="float" office:value="120.0">
            <text:p>120.0</text:p>
          </table:table-cell>
          <table:table-cell office:value-type="string" office:value="2-m long whale ribimb edded in raised beach">
            <text:p>2-m long whale ribimb 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45.4625">
            <text:p>4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7208">
            <text:p>GX-17208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9705.0">
            <text:p>9705.0</text:p>
          </table:table-cell>
          <table:table-cell office:value-type="float" office:value="105.0">
            <text:p>105.0</text:p>
          </table:table-cell>
          <table:table-cell office:value-type="string" office:value="Driftwood embedded into raised beach">
            <text:p>Driftwood embedded into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3.4625">
            <text:p>4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1G">
            <text:p>GX-19471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3240.0">
            <text:p>3240.0</text:p>
          </table:table-cell>
          <table:table-cell office:value-type="float" office:value="85.0">
            <text:p>85.0</text:p>
          </table:table-cell>
          <table:table-cell office:value-type="string" office:value="Whale vertebrae on raised beach">
            <text:p>Whale vertebrae o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2G">
            <text:p>GX-19472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4345.0">
            <text:p>4345.0</text:p>
          </table:table-cell>
          <table:table-cell office:value-type="float" office:value="90.0">
            <text:p>90.0</text:p>
          </table:table-cell>
          <table:table-cell office:value-type="string" office:value="Whale skull fragment on buried in raised beach">
            <text:p>Whale skull fragment on buri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1.4625">
            <text:p>1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3G">
            <text:p>GX-19473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4695.0">
            <text:p>4695.0</text:p>
          </table:table-cell>
          <table:table-cell office:value-type="float" office:value="90.0">
            <text:p>90.0</text:p>
          </table:table-cell>
          <table:table-cell office:value-type="string" office:value="3-m long whale jaw bone on raised spit">
            <text:p>3-m long whale jaw bone on raised sp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4G">
            <text:p>GX-19474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5905.0">
            <text:p>5905.0</text:p>
          </table:table-cell>
          <table:table-cell office:value-type="float" office:value="90.0">
            <text:p>90.0</text:p>
          </table:table-cell>
          <table:table-cell office:value-type="string" office:value="Whale skull fragment on buried in raised beach">
            <text:p>Whale skull fragment on buri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5">
            <text:p>GX-19475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6045.0">
            <text:p>6045.0</text:p>
          </table:table-cell>
          <table:table-cell office:value-type="float" office:value="125.0">
            <text:p>125.0</text:p>
          </table:table-cell>
          <table:table-cell office:value-type="string" office:value="Driftwood at marine escarpment">
            <text:p>Driftwood at marine escarp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4625">
            <text:p>2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6">
            <text:p>GX-19476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1050.0">
            <text:p>105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 above storm limit">
            <text:p>1.5-m long log on raised beach above storm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7">
            <text:p>GX-19477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1340.0">
            <text:p>1340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above storm limit">
            <text:p>0.5-m long log on raised beach above storm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8">
            <text:p>GX-19478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2180.0">
            <text:p>2180.0</text:p>
          </table:table-cell>
          <table:table-cell office:value-type="float" office:value="80.0">
            <text:p>80.0</text:p>
          </table:table-cell>
          <table:table-cell office:value-type="string" office:value="2.5-m long log on raised beach">
            <text:p>2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9">
            <text:p>GX-19479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2480.0">
            <text:p>2480.0</text:p>
          </table:table-cell>
          <table:table-cell office:value-type="float" office:value="100.0">
            <text:p>100.0</text:p>
          </table:table-cell>
          <table:table-cell office:value-type="string" office:value="3-m long log in swale of raised beach">
            <text:p>3-m long log in swale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">
            <text:p>GX-1948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4565.0">
            <text:p>4565.0</text:p>
          </table:table-cell>
          <table:table-cell office:value-type="float" office:value="115.0">
            <text:p>115.0</text:p>
          </table:table-cell>
          <table:table-cell office:value-type="string" office:value="1-m long tree root-plate fragment on raised beach">
            <text:p>1-m long tree root-plate fragment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0">
            <text:p>GX-19480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3860.0">
            <text:p>3860.0</text:p>
          </table:table-cell>
          <table:table-cell office:value-type="float" office:value="90.0">
            <text:p>90.0</text:p>
          </table:table-cell>
          <table:table-cell office:value-type="string" office:value="5-m long log on descending raised beach">
            <text:p>5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2">
            <text:p>GX-19482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4785.0">
            <text:p>4785.0</text:p>
          </table:table-cell>
          <table:table-cell office:value-type="float" office:value="95.0">
            <text:p>95.0</text:p>
          </table:table-cell>
          <table:table-cell office:value-type="string" office:value="3-m long log on descending raised beach">
            <text:p>3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3G2">
            <text:p>GX-19483G2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1865.0">
            <text:p>1865.0</text:p>
          </table:table-cell>
          <table:table-cell office:value-type="float" office:value="80.0">
            <text:p>80.0</text:p>
          </table:table-cell>
          <table:table-cell office:value-type="string" office:value="1.5-m long whale rib embedded in raised beach">
            <text:p>1.5-m long whale rib emb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4G">
            <text:p>GX-19484G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2845.0">
            <text:p>2845.0</text:p>
          </table:table-cell>
          <table:table-cell office:value-type="float" office:value="105.0">
            <text:p>105.0</text:p>
          </table:table-cell>
          <table:table-cell office:value-type="string" office:value="Whale vertebrae disc imbedded in raised beach">
            <text:p>Whale vertebrae disc imb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5_1">
            <text:p>GX-19485_1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3950.0">
            <text:p>3950.0</text:p>
          </table:table-cell>
          <table:table-cell office:value-type="float" office:value="110.0">
            <text:p>110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4625">
            <text:p>1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5_2">
            <text:p>GX-19485_2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4380.0">
            <text:p>4380.0</text:p>
          </table:table-cell>
          <table:table-cell office:value-type="float" office:value="90.0">
            <text:p>90.0</text:p>
          </table:table-cell>
          <table:table-cell office:value-type="string" office:value="1.2-m long log on descending raised beach">
            <text:p>1.2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7G">
            <text:p>GX-19487G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9660.0">
            <text:p>9660.0</text:p>
          </table:table-cell>
          <table:table-cell office:value-type="float" office:value="165.0">
            <text:p>165.0</text:p>
          </table:table-cell>
          <table:table-cell office:value-type="string" office:value="Whale vertebrae on raised beach">
            <text:p>Whale vertebrae o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4.4625">
            <text:p>3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783">
            <text:p>St-1278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8265.0">
            <text:p>8265.0</text:p>
          </table:table-cell>
          <table:table-cell office:value-type="float" office:value="479.54">
            <text:p>479.54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8">
            <text:p>St-12668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3385.0">
            <text:p>3385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6">
            <text:p>St-12666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765.0">
            <text:p>6765.0</text:p>
          </table:table-cell>
          <table:table-cell office:value-type="float" office:value="122.81">
            <text:p>122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9625">
            <text:p>19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5">
            <text:p>St-1266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980.0">
            <text:p>4980.0</text:p>
          </table:table-cell>
          <table:table-cell office:value-type="float" office:value="122.81">
            <text:p>122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9625">
            <text:p>13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4">
            <text:p>St-12664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1655.0">
            <text:p>1655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3">
            <text:p>St-1266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090.0">
            <text:p>6090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Mo-421">
            <text:p>Mo-421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1550.0">
            <text:p>1550.0</text:p>
          </table:table-cell>
          <table:table-cell office:value-type="float" office:value="150.61">
            <text:p>150.6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